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5">
      <style:text-properties fo:language="ru" fo:country="RU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ораторная работа 1</text:h>
      <text:h text:style-name="Heading_20_5" text:outline-level="5">1.1.1. [#5]</text:h>
      <text:p text:style-name="Standard"><text:span text:style-name="T2">Для следующих программ дайте имя, разместите правильно текст, исправив ошибки форматирования, оттранслируйте и определите выход (</text:span>OUTPUT<text:span text:style-name="T2">):</text:span></text:p>
      <text:p text:style-name="Text_20_body"><text:bookmark text:name="p15989-3"/><text:span text:style-name="T2"><text:line-break/></text:span>a)</text:p>
      <text:p text:style-name="Код">PROGRAM .....(INPUT,OUTPUT);<text:line-break/>BEGIN</text:p>
      <text:p text:style-name="Код"><text:s text:c="2"/>WRITELN('GOODBYE')</text:p>
      <text:p text:style-name="Код"><text:bookmark text:name="p15989-4"/>END.</text:p>
      <text:p text:style-name="Standard"><text:bookmark text:name="p15989-5"/></text:p>
      <text:p text:style-name="Standard">b)</text:p>
      <text:p text:style-name="Код">PROGRAM .......(INPUT,OUTPUT);<text:line-break/>BEGIN</text:p>
      <text:p text:style-name="Код"><text:s text:c="2"/>WRITELN('Santa Claus')</text:p>
      <text:p text:style-name="Код"><text:bookmark text:name="p15989-6"/>END.</text:p>
      <text:p text:style-name="Standard"><text:bookmark text:name="p15989-7"/></text:p>
      <text:p text:style-name="Standard">с)</text:p>
      <text:p text:style-name="Код">PROGRAM ....(INPUT,OUTPUT);<text:line-break/>BEGIN</text:p>
      <text:p text:style-name="Код"><text:s text:c="2"/>WRITELN<text:span text:style-name="T2">('ЛАДА')</text:span></text:p>
      <text:p text:style-name="Код">END<text:span text:style-name="T2">.</text:span></text:p>
      <text:p text:style-name="P3"/>
      <text:h text:style-name="P6" text:outline-level="5">1.1.2 [#5]</text:h>
      <text:p text:style-name="Text_20_body"><text:span text:style-name="T2">Следующие программы разместите по строкам, сделайте отступы, отформатируйте код. </text:span>Оттранслируйте и определите выход (OUTPUT):</text:p>
      <text:p text:style-name="Standard"><text:bookmark text:name="p15989-10"/></text:p>
      <text:p text:style-name="Код">a)</text:p>
      <text:p text:style-name="Код">PROGRAM MOUSE(INPUT,OUTPUT); BEGIN WRITELN<text:line-break/>('Little Mouse, little Mouse, where is your house?') END.</text:p>
      <text:p text:style-name="Код"><text:line-break/><text:bookmark text:name="p15989-11"/>b)<text:line-break/>PROGRAM ANGELS (INPUT,OUTPUT); BEGIN WRITELN<text:line-break/>('ANGELS CAN BE HEARD ON HIGH') END.</text:p>
      <text:p text:style-name="Код"><text:bookmark text:name="p15989-12"/><text:line-break/>c)<text:line-break/>PROGRAM QUESTION(INPUT,<text:line-break/>OUTPUT); BEGIN<text:line-break/>WRITELN('ISN''T THIS EASY?')</text:p>
      <text:p text:style-name="Код">END.</text:p>
      <text:p text:style-name="Standard"/>
      <text:p text:style-name="Marginalia">Кавычка, повторяемая 2 раза внутри строки, <text:span text:style-name="T2">служит для представления </text:span>одинарной кавычки.</text:p>
      <text:h text:style-name="P6" text:outline-level="5">1.1.3 [#5]</text:h>
      <text:p text:style-name="Standard"><text:span text:style-name="T2">Сделайте из следующих текстов программы, вставляя надлежащие знаки пунктуации. </text:span><text:soft-page-break/><text:span text:style-name="T2">Полученные программы разместите по строкам, сделайте отступы.<text:line-break/></text:span><text:span text:style-name="T2">Оттранслируйте и определите выход (</text:span>OUTPUT<text:span text:style-name="T2">):</text:span></text:p>
      <text:p text:style-name="Standard"><text:bookmark text:name="p15989-14"/></text:p>
      <text:p text:style-name="Код">a)<text:line-break/>PROGRAM WESTERN INPUT OUTPUT BEGIN WRITELN СOWBOY END</text:p>
      <text:p text:style-name="Код"><text:bookmark text:name="p15989-15"/></text:p>
      <text:p text:style-name="Код">b)<text:line-break/>PROGRAM GERMAN INPUT OUTPUT BEGIN WRITELN GUTEN TAG END</text:p>
      <text:p text:style-name="Код"><text:bookmark text:name="p15989-16"/></text:p>
      <text:p text:style-name="Код">c)<text:line-break/>PROGRAM FLOWERS INPUT OUTPUT BEGIN WRITELN ROSE, VIOLETS END</text:p>
      <text:p text:style-name="Standard"><text:bookmark text:name="p15989-17"/></text:p>
      <text:h text:style-name="P5" text:outline-level="4">1.2 Последовательное выполнение.</text:h>
      <text:h text:style-name="P6" text:outline-level="5">1.2.1 [#5]</text:h>
      <text:p text:style-name="Standard"><text:span text:style-name="T2">Следующие программы разместите по строкам, сделайте отступы, отформатируйте код.<text:line-break/>Оттранслируйте и определите выход</text:span> (OUTPUT):</text:p>
      <text:p text:style-name="Standard"><text:bookmark text:name="p15989-19"/></text:p>
      <text:p text:style-name="Код">a)<text:line-break/>PROGRAM Poem (INPUT,OUTPUT); BEGIN WRITE<text:line-break/>('ROSES ARE ');WRITELN('RED,');<text:line-break/>WRITE('VIOL');WRITE('ETS ARE');WRITELN<text:line-break/>(' BLUE, ');WRITE('OTHERS CAN PR');WRITELN<text:line-break/>('OGRAM,'); WRITE('SO CAN');WRITELN(' YOU. ') END.</text:p>
      <text:p text:style-name="Код"><text:bookmark text:name="p15989-20"/></text:p>
      <text:p text:style-name="Код">b)<text:line-break/>PROGRAM Pattern1 (INPUT,OUTPUT);BEGIN WRITE (' <text:s/>*');<text:line-break/>WRITELN; WRITELN (' * *');WRITELN ('* <text:s text:c="2"/>*');<text:line-break/>WRITE (' * *');WRITELN;WRITELN (' <text:s/>*') END.</text:p>
      <text:p text:style-name="Standard"/>
      <text:p text:style-name="Marginalia"><text:bookmark text:name="p15989-21"/>Программа <text:span text:style-name="T1">Pattern1 </text:span><text:span text:style-name="T2">выводит ромбик с помощью символов </text:span><text:span text:style-name="T1">'*'.</text:span></text:p>
      <text:h text:style-name="P6" text:outline-level="5">1.2.2 [#5]</text:h>
      <text:p text:style-name="Standard"><text:span text:style-name="T2">Сделайте из следующего текста программу, вставляя надлежащие знаки пунктуации. Полученную программу разместите по строкам, сделайте отступы, отформатируйте код.<text:line-break/>Оттранслируйте и определите выход (</text:span>OUTPUT<text:span text:style-name="T2">):</text:span></text:p>
      <text:p text:style-name="Standard"><text:bookmark text:name="p15989-22"/></text:p>
      <text:p text:style-name="Код">PROGRAM Palindrome INPUT OUTPUT<text:line-break/>BEGIN WRITE MADAM, WRITELN <text:span text:style-name="T1">I'M</text:span> ADAM END</text:p>
      <text:p text:style-name="Standard"><text:bookmark text:name="p15989-23"/></text:p>
      <text:h text:style-name="P6" text:outline-level="5">1.2.3 [#10] (Дома)</text:h>
      <text:p text:style-name="P3">Прочитайте Кодекс этики программистов.</text:p>
      <text:p text:style-name="Standard"/>
      <text:p text:style-name="Standard"><text:a xlink:type="simple" xlink:href="http://www.acm.org/about/se-code" text:style-name="Internet_20_link" text:visited-style-name="Visited_20_Internet_20_Link">http</text:a><text:a xlink:type="simple" xlink:href="http://www.acm.org/about/se-code" text:style-name="Internet_20_link" text:visited-style-name="Visited_20_Internet_20_Link"><text:span text:style-name="T2">://</text:span></text:a><text:a xlink:type="simple" xlink:href="http://www.acm.org/about/se-code" text:style-name="Internet_20_link" text:visited-style-name="Visited_20_Internet_20_Link">www</text:a><text:a xlink:type="simple" xlink:href="http://www.acm.org/about/se-code" text:style-name="Internet_20_link" text:visited-style-name="Visited_20_Internet_20_Link"><text:span text:style-name="T2">.</text:span></text:a><text:a xlink:type="simple" xlink:href="http://www.acm.org/about/se-code" text:style-name="Internet_20_link" text:visited-style-name="Visited_20_Internet_20_Link">acm</text:a><text:a xlink:type="simple" xlink:href="http://www.acm.org/about/se-code" text:style-name="Internet_20_link" text:visited-style-name="Visited_20_Internet_20_Link"><text:span text:style-name="T2">.</text:span></text:a><text:a xlink:type="simple" xlink:href="http://www.acm.org/about/se-code" text:style-name="Internet_20_link" text:visited-style-name="Visited_20_Internet_20_Link">org</text:a><text:a xlink:type="simple" xlink:href="http://www.acm.org/about/se-code" text:style-name="Internet_20_link" text:visited-style-name="Visited_20_Internet_20_Link"><text:span text:style-name="T2">/</text:span></text:a><text:a xlink:type="simple" xlink:href="http://www.acm.org/about/se-code" text:style-name="Internet_20_link" text:visited-style-name="Visited_20_Internet_20_Link">about</text:a><text:a xlink:type="simple" xlink:href="http://www.acm.org/about/se-code" text:style-name="Internet_20_link" text:visited-style-name="Visited_20_Internet_20_Link"><text:span text:style-name="T2">/</text:span></text:a><text:a xlink:type="simple" xlink:href="http://www.acm.org/about/se-code" text:style-name="Internet_20_link" text:visited-style-name="Visited_20_Internet_20_Link">se</text:a><text:a xlink:type="simple" xlink:href="http://www.acm.org/about/se-code" text:style-name="Internet_20_link" text:visited-style-name="Visited_20_Internet_20_Link"><text:span text:style-name="T2">-</text:span></text:a><text:a xlink:type="simple" xlink:href="http://www.acm.org/about/se-code" text:style-name="Internet_20_link" text:visited-style-name="Visited_20_Internet_20_Link">code</text:a><text:span text:style-name="T2"> (Английский)</text:span></text:p>
      <text:p text:style-name="Standard"><text:a xlink:type="simple" xlink:href="http://club.shelek.ru/viewart.php?id=277" text:style-name="Internet_20_link" text:visited-style-name="Visited_20_Internet_20_Link">http</text:a><text:a xlink:type="simple" xlink:href="http://club.shelek.ru/viewart.php?id=277" text:style-name="Internet_20_link" text:visited-style-name="Visited_20_Internet_20_Link"><text:span text:style-name="T2">://</text:span></text:a><text:a xlink:type="simple" xlink:href="http://club.shelek.ru/viewart.php?id=277" text:style-name="Internet_20_link" text:visited-style-name="Visited_20_Internet_20_Link">club</text:a><text:a xlink:type="simple" xlink:href="http://club.shelek.ru/viewart.php?id=277" text:style-name="Internet_20_link" text:visited-style-name="Visited_20_Internet_20_Link"><text:span text:style-name="T2">.</text:span></text:a><text:a xlink:type="simple" xlink:href="http://club.shelek.ru/viewart.php?id=277" text:style-name="Internet_20_link" text:visited-style-name="Visited_20_Internet_20_Link">shelek</text:a><text:a xlink:type="simple" xlink:href="http://club.shelek.ru/viewart.php?id=277" text:style-name="Internet_20_link" text:visited-style-name="Visited_20_Internet_20_Link"><text:span text:style-name="T2">.</text:span></text:a><text:a xlink:type="simple" xlink:href="http://club.shelek.ru/viewart.php?id=277" text:style-name="Internet_20_link" text:visited-style-name="Visited_20_Internet_20_Link">ru</text:a><text:a xlink:type="simple" xlink:href="http://club.shelek.ru/viewart.php?id=277" text:style-name="Internet_20_link" text:visited-style-name="Visited_20_Internet_20_Link"><text:span text:style-name="T2">/</text:span></text:a><text:a xlink:type="simple" xlink:href="http://club.shelek.ru/viewart.php?id=277" text:style-name="Internet_20_link" text:visited-style-name="Visited_20_Internet_20_Link">viewart</text:a><text:a xlink:type="simple" xlink:href="http://club.shelek.ru/viewart.php?id=277" text:style-name="Internet_20_link" text:visited-style-name="Visited_20_Internet_20_Link"><text:span text:style-name="T2">.</text:span></text:a><text:a xlink:type="simple" xlink:href="http://club.shelek.ru/viewart.php?id=277" text:style-name="Internet_20_link" text:visited-style-name="Visited_20_Internet_20_Link">php</text:a><text:a xlink:type="simple" xlink:href="http://club.shelek.ru/viewart.php?id=277" text:style-name="Internet_20_link" text:visited-style-name="Visited_20_Internet_20_Link"><text:span text:style-name="T2">?</text:span></text:a><text:a xlink:type="simple" xlink:href="http://club.shelek.ru/viewart.php?id=277" text:style-name="Internet_20_link" text:visited-style-name="Visited_20_Internet_20_Link">id</text:a><text:a xlink:type="simple" xlink:href="http://club.shelek.ru/viewart.php?id=277" text:style-name="Internet_20_link" text:visited-style-name="Visited_20_Internet_20_Link"><text:span text:style-name="T2">=277</text:span></text:a><text:span text:style-name="T2"> (Русский перевод)</text:span></text:p>
      <text:p text:style-name="P2"/>
      <text:p text:style-name="P2">Запишите 10 ключевых мыслей, которые наиболее полно характеризуют этическую составляющую профессиональной деятельности программистов. Напишите, согласны ли Вы <text:soft-page-break/>с документом, считаете ли нужным что-то добавить или убрать?</text:p>
      <text:p text:style-name="P2"/>
      <text:h text:style-name="Heading_20_2" text:outline-level="2">Правила форматирования.</text:h>
      <text:list xml:id="list772819790266185785" text:style-name="L1">
        <text:list-item>
          <text:p text:style-name="P7">Все зарезервированные слова языка пишутся заглавными буквами (<text:span text:style-name="T1">PROGRAM);</text:span></text:p>
        </text:list-item>
        <text:list-item>
          <text:p text:style-name="P8">Все идентификаторы (в частности, имена переменных), начинаются с заглавной буквы. Если в идентификаторе несколько слов, то каждое из них начинается с заглавной буквы (т. н. верблюжья нотация). Пример: <text:span text:style-name="T1">HelloWorld.</text:span></text:p>
        </text:list-item>
        <text:list-item>
          <text:p text:style-name="P8">После запятой ставится пробел;</text:p>
        </text:list-item>
        <text:list-item>
          <text:p text:style-name="P8">Все, что находится внутри операторных скобок <text:span text:style-name="T1">BEGIN … END, </text:span>имеет отступ в 2 пробела относительно <text:span text:style-name="T1">BEGIN. BEGIN </text:span>и <text:span text:style-name="T1">END </text:span>находятся на одном уровне.</text:p>
        </text:list-item>
        <text:list-item>
          <text:p text:style-name="P8">Перед и после скобок пробел не нуже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02cm solid #b2b2b2" style:shadow="none"/>
      <style:text-properties style:font-name="Courier New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fo:text-indent="0cm" style:auto-text-indent="false"/>
      <style:text-properties fo:font-style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5</text:span><text:span text:style-name="MT2"><text:tab/><text:tab/></text:span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0T18:55:46.67</meta:creation-date>
    <meta:editing-duration>PT1H14M46S</meta:editing-duration>
    <meta:editing-cycles>12</meta:editing-cycles>
    <meta:generator>OpenOffice/4.1.1$Win32 OpenOffice.org_project/411m6$Build-9775</meta:generator>
    <dc:date>2015-09-14T20:11:05.56</dc:date>
    <dc:creator>Igor Larionov</dc:creator>
    <meta:document-statistic meta:table-count="0" meta:image-count="0" meta:object-count="0" meta:page-count="3" meta:paragraph-count="50" meta:word-count="387" meta:character-count="3039"/>
    <meta:template xlink:type="simple" xlink:actuate="onRequest" xlink:title="шабон" xlink:href="file:///C:/Documents%20and%20Settings/UserXP/Application%20Data/OpenOffice/4/user/template/шабон.ott" meta:date="2014-09-20T18:55:46.06"/>
  </office:meta>
</office:document-meta>
</file>